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FD000003CE3C9D32F76F7B813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0.418cm" fo:min-width="13.724cm"/>
    </style:style>
    <style:style style:name="gr3" style:family="graphic" style:parent-style-name="text">
      <style:graphic-properties draw:auto-grow-height="true" draw:auto-grow-width="false" fo:max-height="0cm" fo:min-height="0.586cm"/>
    </style:style>
    <style:style style:name="gr4" style:family="graphic" style:parent-style-name="standard">
      <style:graphic-properties draw:textarea-horizontal-align="justify" draw:textarea-vertical-align="middle" draw:auto-grow-height="false" fo:min-height="0.972cm" fo:min-width="0.39cm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2.96cm"/>
    </style:style>
    <style:style style:name="gr6" style:family="graphic" style:parent-style-name="standard">
      <style:graphic-properties draw:textarea-horizontal-align="justify" draw:textarea-vertical-align="middle" draw:auto-grow-height="false" fo:min-height="2.192cm" fo:min-width="0.39cm"/>
    </style:style>
    <style:style style:name="gr7" style:family="graphic" style:parent-style-name="text">
      <style:graphic-properties draw:auto-grow-height="true" draw:auto-grow-width="false" fo:max-height="0cm" fo:min-height="0.704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7.532cm" svg:height="20.999cm" svg:x="0.225cm" svg:y="-0.002cm">
          <draw:image xlink:href="Pictures/10000201000004FD000003CE3C9D32F76F7B8130.png" xlink:type="simple" xlink:show="embed" xlink:actuate="onLoad">
            <text:p/>
          </draw:image>
        </draw:frame>
        <draw:custom-shape draw:style-name="gr2" draw:text-style-name="P2" draw:layer="layout" svg:width="14.224cm" svg:height="10.668cm" svg:x="6.858cm" svg:y="4.3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794cm" svg:height="0.954cm" svg:x="11.684cm" svg:y="2.72cm">
          <draw:text-box>
            <text:p>440 um</text:p>
          </draw:text-box>
        </draw:frame>
        <draw:custom-shape draw:style-name="gr4" draw:text-style-name="P2" draw:layer="layout" svg:width="1.778cm" svg:height="1.524cm" svg:x="14.478cm" svg:y="2.5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318cm" svg:height="1.27cm" svg:x="2.286cm" svg:y="6.0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318cm" svg:height="1.27cm" svg:x="2.286cm" svg:y="6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4.318cm" svg:height="1.27cm" svg:x="21.336cm" svg:y="5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778cm" svg:height="3.048cm" svg:x="13.716cm" svg:y="14.98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2.794cm" svg:height="0.954cm" svg:x="21.844cm" svg:y="7.366cm">
          <draw:text-box>
            <text:p>900 um</text:p>
          </draw:text-box>
        </draw:frame>
        <draw:frame draw:style-name="gr7" draw:layer="layout" svg:width="3.302cm" svg:height="0.954cm" svg:x="3.302cm" svg:y="7.682cm">
          <draw:text-box>
            <text:p>1000 um</text:p>
          </draw:text-box>
        </draw:frame>
        <draw:frame draw:style-name="gr3" draw:layer="layout" svg:width="2.794cm" svg:height="0.954cm" svg:x="10.922cm" svg:y="15.81cm">
          <draw:text-box>
            <text:p>600 um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54cm" svg:stroke-color="#ffff00" draw:marker-start-width="0.584cm" draw:marker-start-center="false" draw:marker-end-width="0.584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draw:fill="solid" draw:fill-color="#729fcf"/>
      <style:paragraph-properties style:writing-mode="lr-tb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solid" draw:fill-color="#ffffff"/>
      <style:paragraph-properties style:writing-mode="lr-tb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12T14:05:31.284549256</meta:creation-date>
    <dc:date>2023-09-12T14:23:06.199580116</dc:date>
    <meta:editing-duration>PT7M24S</meta:editing-duration>
    <meta:editing-cycles>2</meta:editing-cycles>
    <meta:generator>LibreOffice/5.3.6.1$Linux_X86_64 LibreOffice_project/30$Build-1</meta:generator>
    <meta:document-statistic meta:object-count="36"/>
  </office:meta>
</office:document-meta>
</file>